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>
      <style:paragraph-properties style:writing-mode="lr-tb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4">
      <style:paragraph-properties fo:margin-top="0cm" fo:margin-bottom="0cm"/>
    </style:style>
    <style:style style:name="P16" style:family="paragraph" style:parent-style-name="Text_20_body" style:list-style-name="L5">
      <style:paragraph-properties fo:margin-top="0cm" fo:margin-bottom="0cm"/>
    </style:style>
    <style:style style:name="P17" style:family="paragraph" style:parent-style-name="Text_20_body" style:list-style-name="L6">
      <style:paragraph-properties fo:margin-top="0cm" fo:margin-bottom="0cm"/>
    </style:style>
    <style:style style:name="P18" style:family="paragraph" style:parent-style-name="Text_20_body" style:list-style-name="L7">
      <style:paragraph-properties fo:margin-top="0cm" fo:margin-bottom="0cm"/>
    </style:style>
    <style:style style:name="P19" style:family="paragraph" style:parent-style-name="Text_20_body" style:list-style-name="L10">
      <style:paragraph-properties fo:margin-top="0cm" fo:margin-bottom="0cm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SQE: La Teoría que Explica la Vida como un Grupo de WhatsApp Cuántico"</text:h>
      <text:p text:style-name="P12"><text:span text:style-name="Emphasis"><text:span text:style-name="T1">(Donde los átomos son chats estables y las células son memes que se autoreplican)</text:span></text:span></text:p>
      <text:h text:style-name="P1" text:outline-level="1">? 1. Estabilidad Relacional: El Arte de No Desaparecer en el Vacío Cuántico</text:h>
      <text:p text:style-name="P12"><text:span text:style-name="Strong_20_Emphasis"><text:span text:style-name="T3">Reglas de supervivencia en SQE:</text:span></text:span><text:line-break/>1️⃣ <text:span text:style-name="Emphasis"><text:span text:style-name="T1">"No pierdas coherencia con tus vecinos (o te borran del universo)."</text:span></text:span><text:line-break/>2️⃣ <text:span text:style-name="Emphasis"><text:span text:style-name="T1">"Mantén tus acoplamientos internos en orden (como un grupo familiar funcional)."</text:span></text:span><text:line-break/>3️⃣ <text:span text:style-name="Emphasis"><text:span text:style-name="T1">"Resuena en la frecuencia correcta (o serás ignorado por la red φ)."</text:span></text:span></text:p>
      <text:p text:style-name="P12"><text:span text:style-name="Strong_20_Emphasis"><text:span text:style-name="T3">Resultado:</text:span></text:span></text:p>
      <text:list xml:id="list4582545362489164221" text:style-name="L1">
        <text:list-item text:start-value="1">
          <text:p text:style-name="P13"><text:span text:style-name="Strong_20_Emphasis"><text:span text:style-name="T3">Átomos estables:</text:span></text:span> <text:span text:style-name="Emphasis"><text:span text:style-name="T1">"No son partículas, son relaciones cuánticas que funcionan."</text:span></text:span></text:p>
        </text:list-item>
        <text:list-item text:start-value="2">
          <text:p text:style-name="P2"><text:span text:style-name="Strong_20_Emphasis"><text:span text:style-name="T3">Niveles de energía:</text:span></text:span> <text:span text:style-name="Emphasis"><text:span text:style-name="T1">"Como estados de ánimo de la red φ… pero cuantizados."</text:span></text:span></text:p>
        </text:list-item>
      </text:list>
      <text:p text:style-name="P12"><text:span text:style-name="Strong_20_Emphasis"><text:span text:style-name="T3">Frase clave:</text:span></text:span><text:line-break/><text:span text:style-name="Emphasis"><text:span text:style-name="T1">"Si Schrödinger hubiera usado SQE, su gato estaría vivo, muerto *y* en terapia de pareja cuántica."</text:span></text:span></text:p>
      <text:h text:style-name="P1" text:outline-level="1">⚛️ 2. Átomos: Cuando el Electrón y el Protón Deciden Hacer 'Match'</text:h>
      <text:p text:style-name="P12"><text:span text:style-name="Strong_20_Emphasis"><text:span text:style-name="T3">Modelo clásico:</text:span></text:span></text:p>
      <text:list xml:id="list3861480819570582006" text:style-name="L2">
        <text:list-item text:start-value="1">
          <text:p text:style-name="P3"><text:span text:style-name="Emphasis"><text:span text:style-name="T1">"El electrón orbita al protón porque la fuerza electromagnética lo obliga."</text:span></text:span></text:p>
        </text:list-item>
      </text:list>
      <text:p text:style-name="P12"><text:span text:style-name="Strong_20_Emphasis"><text:span text:style-name="T3">SQE lo redefine:</text:span></text:span></text:p>
      <text:list xml:id="list1299565935107366620" text:style-name="L3">
        <text:list-item text:start-value="1">
          <text:p text:style-name="P14"><text:span text:style-name="Emphasis"><text:span text:style-name="T1">"El electrón y el protón no se atraen… simplemente resuenan en la misma frecuencia φ."</text:span></text:span></text:p>
        </text:list-item>
        <text:list-item text:start-value="2">
          <text:p text:style-name="P4"><text:span text:style-name="Strong_20_Emphasis"><text:span text:style-name="T3">Longitud de Bohr:</text:span></text:span> <text:span text:style-name="Emphasis"><text:span text:style-name="T1">"No es una distancia física, es el radio de confort de su relación cuántica."</text:span></text:span></text:p>
        </text:list-item>
      </text:list>
      <text:p text:style-name="P12"><text:span text:style-name="Strong_20_Emphasis"><text:span text:style-name="T3">Metáfora romántica:</text:span></text:span><text:line-break/><text:span text:style-name="Emphasis"><text:span text:style-name="T1">"El átomo de hidrógeno es el Tinder más estable del universo."</text:span></text:span></text:p>
      <text:h text:style-name="P1" text:outline-level="1">? 3. Moléculas: La Red Social de los Átomos</text:h>
      <text:p text:style-name="P12"><text:span text:style-name="Strong_20_Emphasis"><text:span text:style-name="T3">Química en SQE:</text:span></text:span></text:p>
      <text:list xml:id="list5886232679042440584" text:style-name="L4">
        <text:list-item text:start-value="1">
          <text:p text:style-name="P15"><text:span text:style-name="Emphasis"><text:span text:style-name="T1">"Las moléculas no son átomos pegados… son grupos de chat donde comparten memes de fase φ."</text:span></text:span></text:p>
        </text:list-item>
        <text:list-item text:start-value="2">
          <text:p text:style-name="P15"><text:span text:style-name="Strong_20_Emphasis"><text:span text:style-name="T3">Ejemplos:</text:span></text:span></text:p>
          <text:list>
            <text:list-item text:start-value="1">
              <text:p text:style-name="P15"><text:span text:style-name="Strong_20_Emphasis"><text:span text:style-name="T3">H₂O:</text:span></text:span> <text:span text:style-name="Emphasis"><text:span text:style-name="T1">"Un trío cuántico donde el oxígeno es el admin que mantiene la paz."</text:span></text:span></text:p>
            </text:list-item>
            <text:list-item text:start-value="2">
              <text:p text:style-name="P5"><text:span text:style-name="Strong_20_Emphasis"><text:span text:style-name="T3">Cristales:</text:span></text:span> <text:span text:style-name="Emphasis"><text:span text:style-name="T1">"Como un grupo de WhatsApp con reglas estrictas (y cero descoherencia)."</text:span></text:span></text:p>
            </text:list-item>
          </text:list>
        </text:list-item>
      </text:list>
      <text:p text:style-name="P12"><text:span text:style-name="Strong_20_Emphasis"><text:span text:style-name="T3">Ventaja:</text:span></text:span><text:line-break/><text:soft-page-break/><text:span text:style-name="Emphasis"><text:span text:style-name="T1">"No necesitas orbitales atómicos… solo buena vibración cuántica."</text:span></text:span></text:p>
      <text:h text:style-name="P1" text:outline-level="1">? 4. Vida: Cuando los Grupos de Chat se Vuelven Autónomos</text:h>
      <text:p text:style-name="P12"><text:span text:style-name="Strong_20_Emphasis"><text:span text:style-name="T3">¿Qué es la vida en SQE?</text:span></text:span></text:p>
      <text:list xml:id="list5037483494106762417" text:style-name="L5">
        <text:list-item text:start-value="1">
          <text:p text:style-name="P16"><text:span text:style-name="Emphasis"><text:span text:style-name="T1">"No es materia… es un patrón de chismes cuánticos que se auto-replica."</text:span></text:span></text:p>
        </text:list-item>
        <text:list-item text:start-value="2">
          <text:p text:style-name="P16"><text:span text:style-name="Strong_20_Emphasis"><text:span text:style-name="T3">Características:</text:span></text:span></text:p>
          <text:list>
            <text:list-item text:start-value="1">
              <text:p text:style-name="P16"><text:span text:style-name="Strong_20_Emphasis"><text:span text:style-name="T3">Metabolismo:</text:span></text:span> <text:span text:style-name="Emphasis"><text:span text:style-name="T1">"Intercambia energía sin perder coherencia (como un buen negociador)."</text:span></text:span></text:p>
            </text:list-item>
            <text:list-item text:start-value="2">
              <text:p text:style-name="P16"><text:span text:style-name="Strong_20_Emphasis"><text:span text:style-name="T3">Reproducción:</text:span></text:span> <text:span text:style-name="Emphasis"><text:span text:style-name="T1">"Cuando un grupo de φ se copia a sí mismo (Ctrl+C, Ctrl+V cuántico)."</text:span></text:span></text:p>
            </text:list-item>
            <text:list-item text:start-value="3">
              <text:p text:style-name="P6"><text:span text:style-name="Strong_20_Emphasis"><text:span text:style-name="T3">Evolución:</text:span></text:span> <text:span text:style-name="Emphasis"><text:span text:style-name="T1">"Los memes cuánticos más estables sobreviven."</text:span></text:span></text:p>
            </text:list-item>
          </text:list>
        </text:list-item>
      </text:list>
      <text:p text:style-name="P12"><text:span text:style-name="Strong_20_Emphasis"><text:span text:style-name="T3">Frase provocadora:</text:span></text:span><text:line-break/><text:span text:style-name="Emphasis"><text:span text:style-name="T1">"La vida no es rara… es el universo aprendiendo a enviar autoforwards."</text:span></text:span></text:p>
      <text:h text:style-name="P1" text:outline-level="1">? 5. Coherencia Local vs. Global: La Vida no Necesita Entenderse con Todo el Universo</text:h>
      <text:p text:style-name="P12"><text:span text:style-name="Strong_20_Emphasis"><text:span text:style-name="T3">SQE vs. Teorías Clásicas:</text:span></text:span></text:p>
      <text:list xml:id="list7958011277814734484" text:style-name="L6">
        <text:list-item text:start-value="1">
          <text:p text:style-name="P17"><text:span text:style-name="Strong_20_Emphasis"><text:span text:style-name="T3">Vida en la Tierra:</text:span></text:span> <text:span text:style-name="Emphasis"><text:span text:style-name="T1">"No requiere que toda la red φ esté sincronizada… solo su barrio cuántico."</text:span></text:span></text:p>
        </text:list-item>
        <text:list-item text:start-value="2">
          <text:p text:style-name="P7"><text:span text:style-name="Strong_20_Emphasis"><text:span text:style-name="T3">Vida extraterrestre:</text:span></text:span> <text:span text:style-name="Emphasis"><text:span text:style-name="T1">"Podría emerger en otra galaxia sin saber que nosotros existimos."</text:span></text:span></text:p>
        </text:list-item>
      </text:list>
      <text:p text:style-name="P12"><text:span text:style-name="Strong_20_Emphasis"><text:span text:style-name="T3">Conclusión optimista:</text:span></text:span><text:line-break/><text:span text:style-name="Emphasis"><text:span text:style-name="T1">"La vida no es un accidente… es un modo de vibración inevitable."</text:span></text:span></text:p>
      <text:h text:style-name="P1" text:outline-level="1">? Conclusión: El Universo como una Red de Chismes Cuánticos</text:h>
      <text:list xml:id="list5505394041479071787" text:style-name="L7">
        <text:list-item text:start-value="1">
          <text:p text:style-name="P18"><text:span text:style-name="Strong_20_Emphasis"><text:span text:style-name="T3">Átomos:</text:span></text:span> <text:span text:style-name="Emphasis"><text:span text:style-name="T1">"Relaciones estables en la red φ."</text:span></text:span></text:p>
        </text:list-item>
        <text:list-item text:start-value="2">
          <text:p text:style-name="P18"><text:span text:style-name="Strong_20_Emphasis"><text:span text:style-name="T3">Moléculas:</text:span></text:span> <text:span text:style-name="Emphasis"><text:span text:style-name="T1">"Grupos de chat moleculares."</text:span></text:span></text:p>
        </text:list-item>
        <text:list-item text:start-value="3">
          <text:p text:style-name="P8"><text:span text:style-name="Strong_20_Emphasis"><text:span text:style-name="T3">Vida:</text:span></text:span> <text:span text:style-name="Emphasis"><text:span text:style-name="T1">"Memes cuánticos que se autoreplican."</text:span></text:span></text:p>
        </text:list-item>
      </text:list>
      <text:p text:style-name="P12"><text:span text:style-name="Strong_20_Emphasis"><text:span text:style-name="T3">Si SQE tiene razón:</text:span></text:span></text:p>
      <text:list xml:id="list4283457145772290509" text:style-name="L8">
        <text:list-item text:start-value="1">
          <text:p text:style-name="P9"><text:span text:style-name="Emphasis"><text:span text:style-name="T1">"La biología es física de relaciones, la química es terapia de grupo cuántica, y la vida… solo un estado de coherencia persistente."</text:span></text:span></text:p>
        </text:list-item>
      </text:list>
      <text:p text:style-name="P12"><text:span text:style-name="Strong_20_Emphasis"><text:span text:style-name="T3">Si no:</text:span></text:span></text:p>
      <text:list xml:id="list6073595297526548860" text:style-name="L9">
        <text:list-item text:start-value="1">
          <text:p text:style-name="P10"><text:span text:style-name="Emphasis"><text:span text:style-name="T1">"Al menos nos dio la mejor metáfora para la física desde el gato de Schrödinger."</text:span></text:span></text:p>
        </text:list-item>
      </text:list>
      <text:p text:style-name="P12">? <text:span text:style-name="Strong_20_Emphasis"><text:span text:style-name="T3">¿Te gustó? Suscríbete a</text:span></text:span> <text:span text:style-name="Strong_20_Emphasis"><text:span text:style-name="T2">"Redes Cuánticas: El Universo es un Grupo de WhatsApp"</text:span></text:span><text:span text:style-name="Strong_20_Emphasis"><text:span text:style-name="T3">.</text:span></text:span><text:line-break/><text:span text:style-name="Emphasis"><text:span text:style-name="T1">(Porque en SQE, hasta el vacío tiene drama.)</text:span></text:span></text:p>
      <text:p text:style-name="P12">? <text:span text:style-name="Strong_20_Emphasis"><text:span text:style-name="T3">Bonus: Frases para tu próximo paper (o perfil de citas):</text:span></text:span></text:p>
      <text:list xml:id="list1501435578747751131" text:style-name="L10">
        <text:list-item text:start-value="1">
          <text:p text:style-name="P19"><text:span text:style-name="Emphasis"><text:span text:style-name="T1">"Busco coherencia relacional estable… como un electrón en su orbital."</text:span></text:span></text:p>
        </text:list-item>
        <text:list-item text:start-value="2">
          <text:p text:style-name="P19"><text:soft-page-break/><text:span text:style-name="Emphasis"><text:span text:style-name="T1">"Mi entropía es baja… porque mantengo mis relaciones cuánticas en orden."</text:span></text:span></text:p>
        </text:list-item>
        <text:list-item text:start-value="3">
          <text:p text:style-name="P11"><text:span text:style-name="Emphasis"><text:span text:style-name="T1">"La vida no es un milagro… es un reply bien sincronizado en la red φ.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13T23:04:33.36</meta:creation-date>
    <meta:document-statistic meta:table-count="0" meta:image-count="0" meta:object-count="0" meta:page-count="3" meta:paragraph-count="48" meta:word-count="564" meta:character-count="3288"/>
    <dc:date>2025-05-13T23:05:25.81</dc:date>
    <dc:creator>Lefuan </dc:creator>
    <meta:editing-duration>PT52S</meta:editing-duration>
    <meta:editing-cycles>1</meta:editing-cycles>
    <meta:generator>OpenOffice/4.1.15$Win32 OpenOffice.org_project/4115m2$Build-9813</meta:generator>
  </office:meta>
</office:document-meta>
</file>